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085cm"/>
    </style:style>
    <style:style style:name="Table1.B" style:family="table-column">
      <style:table-column-properties style:column-width="1.695cm"/>
    </style:style>
    <style:style style:name="Table1.C" style:family="table-column">
      <style:table-column-properties style:column-width="3.126cm"/>
    </style:style>
    <style:style style:name="Table1.D" style:family="table-column">
      <style:table-column-properties style:column-width="2.99cm"/>
    </style:style>
    <style:style style:name="Table1.E" style:family="table-column">
      <style:table-column-properties style:column-width="1.296cm"/>
    </style:style>
    <style:style style:name="Table1.F" style:family="table-column">
      <style:table-column-properties style:column-width="4.71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P1" style:family="paragraph" style:parent-style-name="List_20_Paragraph">
      <style:paragraph-properties fo:margin-left="0cm" fo:margin-right="0cm" fo:text-align="justify" style:justify-single-word="false" fo:text-indent="0cm" style:auto-text-indent="false"/>
      <style:text-properties fo:font-size="12pt" style:font-size-asian="12pt" style:font-name-complex="Calibri1" style:font-size-complex="12pt"/>
    </style:style>
    <style:style style:name="P2" style:family="paragraph" style:parent-style-name="List_20_Paragraph">
      <style:paragraph-properties fo:margin-left="0cm" fo:margin-right="0cm" fo:text-align="justify" style:justify-single-word="false" fo:text-indent="0cm" style:auto-text-indent="false"/>
      <style:text-properties fo:font-size="14pt" fo:font-weight="bold" style:font-size-asian="14pt" style:font-weight-asian="bold" style:font-name-complex="Calibri1" style:font-size-complex="14pt"/>
    </style:style>
    <style:style style:name="P3" style:family="paragraph" style:parent-style-name="List_20_Paragraph">
      <style:paragraph-properties fo:margin-left="0cm" fo:margin-right="0cm" fo:text-align="justify" style:justify-single-word="false" fo:text-indent="0cm" style:auto-text-indent="false"/>
      <style:text-properties fo:font-size="16pt" fo:font-weight="bold" style:font-size-asian="16pt" style:font-weight-asian="bold" style:font-name-complex="Calibri1" style:font-size-complex="16pt"/>
    </style:style>
    <style:style style:name="P4"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style>
    <style:style style:name="P5"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font-size="12pt" style:font-size-asian="12pt" style:font-name-complex="Calibri1" style:font-size-complex="12pt"/>
    </style:style>
    <style:style style:name="P6"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font-size="12pt" officeooo:rsid="000be156" officeooo:paragraph-rsid="000be156" style:font-size-asian="12pt" style:font-name-complex="Calibri1" style:font-size-complex="12pt"/>
    </style:style>
    <style:style style:name="P7"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font-size="12pt" fo:font-weight="bold" style:font-size-asian="12pt" style:font-weight-asian="bold" style:font-name-complex="Calibri1" style:font-size-complex="12pt"/>
    </style:style>
    <style:style style:name="P8"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fo:font-size="12pt" style:font-size-asian="12pt" style:font-name-complex="Calibri1" style:font-size-complex="12pt"/>
    </style:style>
    <style:style style:name="P9"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font-name="Arial" fo:font-size="13pt" style:font-size-asian="13pt" style:font-name-complex="Arial1" style:font-size-complex="13pt"/>
    </style:style>
    <style:style style:name="P10" style:family="paragraph" style:parent-style-name="Standard">
      <style:text-properties fo:color="#000000" fo:font-size="12pt" style:font-size-asian="12pt" style:font-name-complex="Calibri1" style:font-size-complex="12pt"/>
    </style:style>
    <style:style style:name="P11" style:family="paragraph" style:parent-style-name="Normal_20__28_Web_29_">
      <style:text-properties fo:color="#000000" style:font-name="Calibri" style:font-name-complex="Calibri1"/>
    </style:style>
    <style:style style:name="P12" style:family="paragraph" style:parent-style-name="Standard" style:list-style-name="WWNum1">
      <style:paragraph-properties fo:margin-top="0.494cm" fo:margin-bottom="0cm" loext:contextual-spacing="false" fo:line-height="100%"/>
    </style:style>
    <style:style style:name="P13" style:family="paragraph" style:parent-style-name="Standard" style:list-style-name="WWNum2">
      <style:paragraph-properties fo:margin-top="0.494cm" fo:margin-bottom="0cm" loext:contextual-spacing="false" fo:line-height="100%"/>
    </style:style>
    <style:style style:name="P14" style:family="paragraph" style:parent-style-name="Standard" style:list-style-name="WWNum1">
      <style:paragraph-properties fo:margin-top="0cm" fo:margin-bottom="0cm" loext:contextual-spacing="false" fo:line-height="100%"/>
    </style:style>
    <style:style style:name="P15" style:family="paragraph" style:parent-style-name="Standard" style:list-style-name="WWNum2">
      <style:paragraph-properties fo:margin-top="0cm" fo:margin-bottom="0cm" loext:contextual-spacing="false" fo:line-height="100%"/>
    </style:style>
    <style:style style:name="P16" style:family="paragraph" style:parent-style-name="Standard" style:list-style-name="WWNum1">
      <style:paragraph-properties fo:margin-top="0cm" fo:margin-bottom="0.494cm" loext:contextual-spacing="false" fo:line-height="100%"/>
    </style:style>
    <style:style style:name="P17" style:family="paragraph" style:parent-style-name="Standard" style:list-style-name="WWNum2">
      <style:paragraph-properties fo:margin-top="0cm" fo:margin-bottom="0.494cm" loext:contextual-spacing="false" fo:line-height="100%"/>
    </style:style>
    <style:style style:name="P18" style:family="paragraph" style:parent-style-name="List_20_Paragraph" style:master-page-name="Standard">
      <style:paragraph-properties fo:margin-left="0cm" fo:margin-right="0cm" fo:text-align="justify" style:justify-single-word="false" fo:text-indent="0cm" style:auto-text-indent="false" style:page-number="auto"/>
    </style:style>
    <style:style style:name="P19"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style>
    <style:style style:name="P20"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font-size="12pt" officeooo:rsid="0012cf9d" officeooo:paragraph-rsid="0012cf9d" style:font-size-asian="12pt" style:font-name-complex="Calibri1" style:font-size-complex="12pt"/>
    </style:style>
    <style:style style:name="P21" style:family="paragraph" style:parent-style-name="List_20_Paragraph" style:list-style-name="WWNum3">
      <style:paragraph-properties fo:text-align="justify" style:justify-single-word="false"/>
    </style:style>
    <style:style style:name="P22" style:family="paragraph" style:parent-style-name="List_20_Paragraph" style:list-style-name="WWNum4">
      <style:paragraph-properties fo:margin-top="0cm" fo:margin-bottom="0cm" loext:contextual-spacing="true" fo:line-height="100%" fo:text-align="justify" style:justify-single-word="false"/>
      <style:text-properties fo:font-size="12pt" style:font-size-asian="12pt" style:font-name-complex="Calibri1" style:font-size-complex="12pt"/>
    </style:style>
    <style:style style:name="P23" style:family="paragraph" style:parent-style-name="List_20_Paragraph" style:list-style-name="WWNum3">
      <style:paragraph-properties fo:margin-top="0cm" fo:margin-bottom="0cm" loext:contextual-spacing="true" fo:line-height="100%"/>
      <style:text-properties fo:font-size="12pt" style:letter-kerning="true" style:font-name-asian="Times New Roman1" style:font-size-asian="12pt" style:font-name-complex="Calibri1" style:font-size-complex="12pt" style:font-weight-complex="bold"/>
    </style:style>
    <style:style style:name="T1" style:family="text">
      <style:text-properties fo:font-size="12pt" style:font-size-asian="12pt" style:font-name-complex="Calibri1" style:font-size-complex="12pt"/>
    </style:style>
    <style:style style:name="T2" style:family="text">
      <style:text-properties fo:font-size="12pt" officeooo:rsid="000be156" style:font-size-asian="12pt" style:font-name-complex="Calibri1" style:font-size-complex="12pt"/>
    </style:style>
    <style:style style:name="T3" style:family="text">
      <style:text-properties fo:font-size="12pt" style:font-size-asian="12pt" style:font-size-complex="12pt"/>
    </style:style>
    <style:style style:name="T4" style:family="text">
      <style:text-properties fo:font-size="12pt" style:text-underline-style="none" style:font-size-asian="12pt" style:font-size-complex="12pt"/>
    </style:style>
    <style:style style:name="T5" style:family="text">
      <style:text-properties fo:color="#000000" fo:font-size="12pt" style:font-size-asian="12pt" style:font-name-complex="Calibri1" style:font-size-complex="12pt"/>
    </style:style>
    <style:style style:name="T6" style:family="text">
      <style:text-properties fo:color="#222222" fo:font-size="12pt" fo:background-color="#ffffff" loext:char-shading-value="0" style:font-size-asian="12pt" style:font-name-complex="Calibri1" style:font-size-complex="12pt"/>
    </style:style>
    <style:style style:name="T7" style:family="text">
      <style:text-properties officeooo:rsid="000a10dd"/>
    </style:style>
    <style:style style:name="T8" style:family="text">
      <style:text-properties officeooo:rsid="000ffbec"/>
    </style:style>
    <style:style style:name="T9" style:family="text">
      <style:text-properties officeooo:rsid="001173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Another one new information which I found was JAVA SE is the traditional one it’s not real time. During real time application if the stress becomes more the delay becomes more which can be seen in this </text:span><text:a xlink:type="simple" xlink:href="https://www.youtube.com/watch?v=a7zxPd5H8O4" text:style-name="ListLabel_20_25" text:visited-style-name="ListLabel_20_25"><text:span text:style-name="Internet_20_link"><text:span text:style-name="T1">video</text:span></text:span></text:a><text:span text:style-name="T1"> in which they have compared Java SE and PTC perc (which guarantees response time).</text:span></text:p>
      <text:p text:style-name="P1"/>
      <text:p text:style-name="P1">We know that we should use RTSJ and there are many platforms under that which <text:span text:style-name="T8">JVM</text:span> to choose is the question?</text:p>
      <text:p text:style-name="P1"/>
      <text:p text:style-name="P10">There are several implementations of the RTSJ:</text:p>
      <text:list xml:id="list2307677836" text:style-name="WWNum1">
        <text:list-item>
          <text:p text:style-name="P12"><text:span text:style-name="T5">TimeSys RTSJ </text:span><text:a xlink:type="simple" xlink:href="http://www.timesys.com/java" text:style-name="ListLabel_20_25" text:visited-style-name="ListLabel_20_25"><text:span text:style-name="Internet_20_link"><text:span text:style-name="T1">Reference Implementation</text:span></text:span></text:a><text:span text:style-name="T5">. Only licensed for non-commercial use. Runs on X86/Linux.</text:span></text:p>
        </text:list-item>
        <text:list-item>
          <text:p text:style-name="P14"><text:span text:style-name="T5">Sun Java SE Real-time Java RTS (</text:span><text:a xlink:type="simple" xlink:href="http://docs.oracle.com/javase/realtime/rts_productdoc_2.2.html" text:style-name="ListLabel_20_25" text:visited-style-name="ListLabel_20_25"><text:span text:style-name="Internet_20_link"><text:span text:style-name="T1">docs</text:span></text:span></text:a><text:span text:style-name="T5">). Runs on Solaris 10, SUSE Linux Enterprise Real-time, and RedHat MRG.</text:span></text:p>
        </text:list-item>
        <text:list-item>
          <text:p text:style-name="P14"><text:span text:style-name="T5">IBM/Apogee </text:span><text:a xlink:type="simple" xlink:href="http://www.apogee.com/products/rtjre" text:style-name="ListLabel_20_25" text:visited-style-name="ListLabel_20_25"><text:span text:style-name="Internet_20_link"><text:span text:style-name="T1">RTJRE</text:span></text:span></text:a><text:span text:style-name="T5">. Runs on Linux. (</text:span><text:a xlink:type="simple" xlink:href="http://www.rtsj.org/docs/ApogeeJREs.Dec09.html" text:style-name="ListLabel_20_25" text:visited-style-name="ListLabel_20_25"><text:span text:style-name="Internet_20_link"><text:span text:style-name="T1">Presentation</text:span></text:span></text:a><text:span text:style-name="T5"> from Apogee)</text:span></text:p>
        </text:list-item>
        <text:list-item>
          <text:p text:style-name="P16"><text:span text:style-name="T5">IBM </text:span><text:a xlink:type="simple" xlink:href="http://www-306.ibm.com/software/webservers/realtime/" text:style-name="ListLabel_20_25" text:visited-style-name="ListLabel_20_25"><text:span text:style-name="Internet_20_link"><text:span text:style-name="T1">WebSphere Real Time</text:span></text:span></text:a><text:span text:style-name="T5">. (</text:span><text:a xlink:type="simple" xlink:href="http://publib.boulder.ibm.com/infocenter/realtime/v2r0/index.jsp" text:style-name="ListLabel_20_25" text:visited-style-name="ListLabel_20_25"><text:span text:style-name="Internet_20_link"><text:span text:style-name="T1">docs</text:span></text:span></text:a><text:span text:style-name="T5">) Runs on X86 Linux.</text:span></text:p>
        </text:list-item>
      </text:list>
      <text:p text:style-name="P11">Other real-time, Java-like platforms:</text:p>
      <text:list xml:id="list2325075038" text:style-name="WWNum2">
        <text:list-item>
          <text:p text:style-name="P13"><text:span text:style-name="T5">Research project </text:span><text:a xlink:type="simple" xlink:href="http://www.cs.purdue.edu/homes/jv/soft/ovm/index.html" text:style-name="ListLabel_20_25" text:visited-style-name="ListLabel_20_25"><text:span text:style-name="Internet_20_link"><text:span text:style-name="T1">OVM</text:span></text:span></text:a></text:p>
        </text:list-item>
        <text:list-item>
          <text:p text:style-name="P15"><text:span text:style-name="T5">Aicas </text:span><text:a xlink:type="simple" xlink:href="http://www.aicas.com/jamaica.html" text:style-name="ListLabel_20_25" text:visited-style-name="ListLabel_20_25"><text:span text:style-name="Internet_20_link"><text:span text:style-name="T1">JamaicaVM</text:span></text:span></text:a></text:p>
        </text:list-item>
        <text:list-item>
          <text:p text:style-name="P15"><text:span text:style-name="T5">Aonix </text:span><text:a xlink:type="simple" xlink:href="http://www.aonix.com/perc.html" text:style-name="ListLabel_20_25" text:visited-style-name="ListLabel_20_25"><text:span text:style-name="Internet_20_link"><text:span text:style-name="T1">PERC</text:span></text:span></text:a></text:p>
        </text:list-item>
        <text:list-item>
          <text:p text:style-name="P17"><text:span text:style-name="T5">Fiji </text:span><text:a xlink:type="simple" xlink:href="http://www.fiji-systems.com/index.html" text:style-name="ListLabel_20_25" text:visited-style-name="ListLabel_20_25"><text:span text:style-name="Internet_20_link"><text:span text:style-name="T1">Fiji VM</text:span></text:span></text:a></text:p>
        </text:list-item>
      </text:list>
      <text:p text:style-name="P2">Evaluatio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Platform</text:p>
          </table:table-cell>
          <table:table-cell table:style-name="Table1.A1" office:value-type="string">
            <text:p text:style-name="P7">OS compatible</text:p>
          </table:table-cell>
          <table:table-cell table:style-name="Table1.A1" office:value-type="string">
            <text:p text:style-name="P7">Resources available</text:p>
          </table:table-cell>
          <table:table-cell table:style-name="Table1.A1" office:value-type="string">
            <text:p text:style-name="P7">Characteristics</text:p>
          </table:table-cell>
          <table:table-cell table:style-name="Table1.A1" office:value-type="string">
            <text:p text:style-name="P7">Can use it or not?</text:p>
          </table:table-cell>
          <table:table-cell table:style-name="Table1.A1" office:value-type="string">
            <text:p text:style-name="P7">Reference link</text:p>
          </table:table-cell>
        </table:table-row>
        <table:table-row table:style-name="Table1.1">
          <table:table-cell table:style-name="Table1.A1" office:value-type="string">
            <text:p text:style-name="P5">Reference Implementation </text:p>
          </table:table-cell>
          <table:table-cell table:style-name="Table1.A1" office:value-type="string">
            <text:p text:style-name="P5">Linux</text:p>
          </table:table-cell>
          <table:table-cell table:style-name="Table1.A1" office:value-type="string">
            <text:p text:style-name="P5">Very few information vailable. <text:span text:style-name="T7">Very old virtual machine.</text:span></text:p>
          </table:table-cell>
          <table:table-cell table:style-name="Table1.A1" office:value-type="string">
            <text:p text:style-name="P5">-</text:p>
          </table:table-cell>
          <table:table-cell table:style-name="Table1.A1" office:value-type="string">
            <text:p text:style-name="P5">Not</text:p>
          </table:table-cell>
          <table:table-cell table:style-name="Table1.A1" office:value-type="string">
            <text:p text:style-name="P5">-</text:p>
          </table:table-cell>
        </table:table-row>
        <table:table-row table:style-name="Table1.1">
          <table:table-cell table:style-name="Table1.A1" office:value-type="string">
            <text:p text:style-name="P8">Java SE Real-time Java RTS</text:p>
          </table:table-cell>
          <table:table-cell table:style-name="Table1.A1" office:value-type="string">
            <text:p text:style-name="P5">Linux</text:p>
          </table:table-cell>
          <table:table-cell table:style-name="Table1.A1" office:value-type="string">
            <text:p text:style-name="P4"><text:span text:style-name="T1">Information and resources available. </text:span><text:span text:style-name="T2">Java SE RTS not available in the official </text:span><text:soft-page-break/><text:span text:style-name="T2">site</text:span></text:p>
          </table:table-cell>
          <table:table-cell table:style-name="Table1.A1" office:value-type="string">
            <text:p text:style-name="P5">-</text:p>
          </table:table-cell>
          <table:table-cell table:style-name="Table1.A1" office:value-type="string">
            <text:p text:style-name="P6">N<text:span text:style-name="T9">ot</text:span></text:p>
          </table:table-cell>
          <table:table-cell table:style-name="Table1.A1" office:value-type="string">
            <text:p text:style-name="P4"><text:a xlink:type="simple" xlink:href="https://www.oracle.com/technical-resources/articles/java/nilsen-realtime-pt1.html" text:style-name="ListLabel_20_25" text:visited-style-name="ListLabel_20_25"><text:span text:style-name="Internet_20_link"><text:span text:style-name="T1">https://</text:span></text:span></text:a><text:a xlink:type="simple" xlink:href="https://www.oracle.com/technical-resources/articles/java/nilsen-realtime-pt1.html" text:style-name="ListLabel_20_25" text:visited-style-name="ListLabel_20_25"><text:span text:style-name="Internet_20_link"><text:span text:style-name="T1">www.oracle.com/technical-resources/articles/java/nilsen-realtime-pt1.html</text:span></text:span></text:a><text:span text:style-name="T1"> =JAVA SE traction control experiment.</text:span></text:p>
            <text:p text:style-name="P4"><text:a xlink:type="simple" xlink:href="https://docs.oracle.com/javase/realtime/rts_productdoc_2.2.html" text:style-name="ListLabel_20_26" text:visited-style-name="ListLabel_20_26"><text:span text:style-name="Internet_20_link">https://</text:span></text:a><text:soft-page-break/><text:a xlink:type="simple" xlink:href="https://docs.oracle.com/javase/realtime/rts_productdoc_2.2.html" text:style-name="ListLabel_20_26" text:visited-style-name="ListLabel_20_26"><text:span text:style-name="Internet_20_link">docs.oracle.com/javase/realtime/rts_productdoc_2.2.html</text:span></text:a></text:p>
          </table:table-cell>
        </table:table-row>
        <table:table-row table:style-name="Table1.1">
          <table:table-cell table:style-name="Table1.A1" office:value-type="string">
            <text:p text:style-name="P8">RTJRE</text:p>
          </table:table-cell>
          <table:table-cell table:style-name="Table1.A1" office:value-type="string">
            <text:p text:style-name="P5">Linux, windows, VxWorks, Symbian, LynuxOS</text:p>
          </table:table-cell>
          <table:table-cell table:style-name="Table1.A1" office:value-type="string">
            <text:p text:style-name="P5">Not much information available</text:p>
          </table:table-cell>
          <table:table-cell table:style-name="Table1.A1" office:value-type="string">
            <text:p text:style-name="P5">Eclipse IDE</text:p>
          </table:table-cell>
          <table:table-cell table:style-name="Table1.A1" office:value-type="string">
            <text:p text:style-name="P5">Not</text:p>
          </table:table-cell>
          <table:table-cell table:style-name="Table1.A1" office:value-type="string">
            <text:p text:style-name="P4"><text:a xlink:type="simple" xlink:href="https://www.rtsj.org/docs/ApogeeJREs.Dec09.html" text:style-name="ListLabel_20_26" text:visited-style-name="ListLabel_20_26"><text:span text:style-name="Internet_20_link">https://www.rtsj.org/docs/ApogeeJREs.Dec09.html</text:span></text:a></text:p>
            <text:p text:style-name="P4"/>
            <text:p text:style-name="P4"><text:a xlink:type="simple" xlink:href="https://developer.ibm.com/javasdk/downloads/" text:style-name="ListLabel_20_26" text:visited-style-name="ListLabel_20_26"><text:span text:style-name="Internet_20_link">https://developer.ibm.com/javasdk/downloads/</text:span></text:a></text:p>
          </table:table-cell>
        </table:table-row>
        <table:table-row table:style-name="Table1.1">
          <table:table-cell table:style-name="Table1.A1" office:value-type="string">
            <text:p text:style-name="P8">Websphere Real Time</text:p>
          </table:table-cell>
          <table:table-cell table:style-name="Table1.A1" office:value-type="string">
            <text:p text:style-name="P5">Linux</text:p>
          </table:table-cell>
          <table:table-cell table:style-name="Table1.A1" office:value-type="string">
            <text:p text:style-name="P5">IBM has lot of information about this</text:p>
          </table:table-cell>
          <table:table-cell table:style-name="Table1.A1" office:value-type="string">
            <text:p text:style-name="P5">-</text:p>
          </table:table-cell>
          <table:table-cell table:style-name="Table1.A1" office:value-type="string">
            <text:p text:style-name="P5">Yes</text:p>
          </table:table-cell>
          <table:table-cell table:style-name="Table1.A1" office:value-type="string">
            <text:p text:style-name="P4"><text:a xlink:type="simple" xlink:href="https://www.ibm.com/developerworks/java/library/j-rtj3/" text:style-name="ListLabel_20_27" text:visited-style-name="ListLabel_20_27"><text:span text:style-name="Internet_20_link"><text:span text:style-name="T3">https://www.ibm.com/developerworks/java/library/j-rtj3/</text:span></text:span></text:a><text:span text:style-name="T3"> <text:s text:c="3"/></text:span></text:p>
          </table:table-cell>
        </table:table-row>
        <table:table-row table:style-name="Table1.1">
          <table:table-cell table:style-name="Table1.A1" office:value-type="string">
            <text:p text:style-name="P8">OVM</text:p>
          </table:table-cell>
          <table:table-cell table:style-name="Table1.A1" office:value-type="string">
            <text:p text:style-name="P5">-</text:p>
          </table:table-cell>
          <table:table-cell table:style-name="Table1.A1" office:value-type="string">
            <text:p text:style-name="P5">Not much information available</text:p>
          </table:table-cell>
          <table:table-cell table:style-name="Table1.A1" office:value-type="string">
            <text:p text:style-name="P5">-</text:p>
          </table:table-cell>
          <table:table-cell table:style-name="Table1.A1" office:value-type="string">
            <text:p text:style-name="P5">Not</text:p>
          </table:table-cell>
          <table:table-cell table:style-name="Table1.A1" office:value-type="string">
            <text:p text:style-name="P5">-</text:p>
          </table:table-cell>
        </table:table-row>
        <table:table-row table:style-name="Table1.1">
          <table:table-cell table:style-name="Table1.A1" office:value-type="string">
            <text:p text:style-name="P8">Jamaica VM</text:p>
          </table:table-cell>
          <table:table-cell table:style-name="Table1.A1" office:value-type="string">
            <text:p text:style-name="P9">QNX, WindRiver, Linux, Windows, VxWorks, RTLinux</text:p>
          </table:table-cell>
          <table:table-cell table:style-name="Table1.A1" office:value-type="string">
            <text:p text:style-name="P20">Information, datasheet are available and the download plugin is also available but not able to find .jar file contacted their suppor team waiting for their reply</text:p>
          </table:table-cell>
          <table:table-cell table:style-name="Table1.A1" office:value-type="string">
            <text:list xml:id="list3514433125" text:style-name="WWNum4">
              <text:list-item>
                <text:p text:style-name="P22">Eclipse IDE plugin is also available</text:p>
              </text:list-item>
              <text:list-item>
                <text:p text:style-name="P22">Support for open JDK libraries</text:p>
              </text:list-item>
              <text:list-item>
                <text:p text:style-name="P22">Also a open source platform</text:p>
              </text:list-item>
            </text:list>
          </table:table-cell>
          <table:table-cell table:style-name="Table1.A1" office:value-type="string">
            <text:p text:style-name="P5"/>
          </table:table-cell>
          <table:table-cell table:style-name="Table1.A1" office:value-type="string">
            <text:p text:style-name="P4"><text:a xlink:type="simple" xlink:href="https://www.aicas.com/cms/en/JamaicaVM" text:style-name="ListLabel_20_26" text:visited-style-name="ListLabel_20_26"><text:span text:style-name="Internet_20_link">https://www.aicas.com/cms/en/JamaicaVM</text:span></text:a></text:p>
            <text:p text:style-name="P4"/>
            <text:p text:style-name="P4"><text:a xlink:type="simple" xlink:href="https://www.aicas.com/cms/en/eclipse-plugin" text:style-name="ListLabel_20_26" text:visited-style-name="ListLabel_20_26"><text:span text:style-name="Internet_20_link">https://www.aicas.com/cms/en/eclipse-plugin</text:span></text:a></text:p>
            <text:p text:style-name="P4"/>
            <text:p text:style-name="P4"><text:a xlink:type="simple" xlink:href="https://www.aicas.com/cms/sites/default/files/jamaicavm-8.3-manual-web_0.pdf" text:style-name="ListLabel_20_26" text:visited-style-name="ListLabel_20_26"><text:span text:style-name="Internet_20_link">https://www.aicas.com/cms/sites/default/files/jamaicavm-8.3-manual-web_0.pdf</text:span></text:a></text:p>
          </table:table-cell>
        </table:table-row>
        <table:table-row table:style-name="Table1.1">
          <table:table-cell table:style-name="Table1.A1" office:value-type="string">
            <text:p text:style-name="P8">PERC</text:p>
          </table:table-cell>
          <table:table-cell table:style-name="Table1.A1" office:value-type="string">
            <text:p text:style-name="P4"><text:span text:style-name="T1">Linux, Windows, </text:span><text:span text:style-name="T6">Lynuxworks, Wind River and QNX</text:span></text:p>
          </table:table-cell>
          <table:table-cell table:style-name="Table1.A1" office:value-type="string">
            <text:p text:style-name="P20">I guess it’s open source <text:s/>I have mailed the support team too waiting for their reply</text:p>
          </table:table-cell>
          <table:table-cell table:style-name="Table1.A1" office:value-type="string">
            <text:p text:style-name="P5">Can be done in Eclipse IDE</text:p>
          </table:table-cell>
          <table:table-cell table:style-name="Table1.A1" office:value-type="string">
            <text:p text:style-name="P20">Yes</text:p>
          </table:table-cell>
          <table:table-cell table:style-name="Table1.A1" office:value-type="string">
            <text:p text:style-name="P4"><text:a xlink:type="simple" xlink:href="https://www.electronicdesign.com/technologies/embedded-revolution/article/21791413/hands-on-real-time-java-atego-perc" text:style-name="Internet_20_link" text:visited-style-name="Visited_20_Internet_20_Link"><text:span text:style-name="Internet_20_link">https://www.electronicdesign.co</text:span></text:a><text:a xlink:type="simple" xlink:href="https://www.electronicdesign.com/technologies/embedded-revolution/article/21791413/hands-on-real-time-java-atego-perc" text:style-name="Internet_20_link" text:visited-style-name="Visited_20_Internet_20_Link"><text:span text:style-name="Internet_20_link">m/technologies/embedded-revolution/article/21791413/hands-on-real-time-java-atego-perc</text:span></text:a></text:p>
            <text:p text:style-name="P4"><text:span text:style-name="Internet_20_link"/></text:p>
            <text:p text:style-name="P4"><text:a xlink:type="simple" xlink:href="https://www.ptc.com/-/media/Files/PDFs/IoT/ds-ptc-perc-2019.pdf" text:style-name="Internet_20_link" text:visited-style-name="Visited_20_Internet_20_Link"><text:span text:style-name="Internet_20_link">https://www.ptc.com/-/media/Files/PDFs/IoT/ds-ptc-perc-2019.pdf</text:span></text:a></text:p>
          </table:table-cell>
        </table:table-row>
        <text:soft-page-break/>
        <table:table-row table:style-name="Table1.1">
          <table:table-cell table:style-name="Table1.A1" office:value-type="string">
            <text:p text:style-name="P8">Fiji VM</text:p>
          </table:table-cell>
          <table:table-cell table:style-name="Table1.A1" office:value-type="string">
            <text:p text:style-name="P5">Linux, Windows</text:p>
          </table:table-cell>
          <table:table-cell table:style-name="Table1.A1" office:value-type="string">
            <text:p text:style-name="P5">Very few information available</text:p>
          </table:table-cell>
          <table:table-cell table:style-name="Table1.A1" office:value-type="string">
            <text:p text:style-name="P5">Developed by an university</text:p>
          </table:table-cell>
          <table:table-cell table:style-name="Table1.A1" office:value-type="string">
            <text:p text:style-name="P5">Not</text:p>
          </table:table-cell>
          <table:table-cell table:style-name="Table1.A1" office:value-type="string">
            <text:p text:style-name="P4"><text:a xlink:type="simple" xlink:href="http://fiji-systems.com/index.html" text:style-name="Internet_20_link" text:visited-style-name="Visited_20_Internet_20_Link"><text:span text:style-name="Internet_20_link">http://fiji-systems.com/index.html</text:span></text:a></text:p>
            <text:p text:style-name="P4"><text:span text:style-name="Internet_20_link"/></text:p>
            <text:p text:style-name="P4"><text:a xlink:type="simple" xlink:href="https://www.ptc.com/-/media/Files/PDFs/Developer-Tools/J6551-PTC-Perc-RT-Java-Gateways-WP_EN_Final.pdf?la=en&amp;hash=D4E9509138E7776000CA7BA7C398A8C6" text:style-name="Internet_20_link" text:visited-style-name="Visited_20_Internet_20_Link"><text:span text:style-name="Internet_20_link">https://www.ptc.com/-/media/Files/PDFs/Developer-Tools/J6551-PTC-Perc-RT-Java-Gateways-WP_EN_Final.pdf?la=en&amp;hash=D4E9509138E7776000CA7BA7C398A8C6</text:span></text:a></text:p>
          </table:table-cell>
        </table:table-row>
      </table:table>
      <text:p text:style-name="P2"/>
      <text:p text:style-name="P1"/>
      <text:p text:style-name="P3">References:</text:p>
      <text:list xml:id="list1589438700" text:style-name="WWNum3">
        <text:list-item>
          <text:p text:style-name="P21"><text:a xlink:type="simple" xlink:href="https://www.cs.york.ac.uk/rts/books/CRTJbook.html" text:style-name="ListLabel_20_28" text:visited-style-name="ListLabel_20_28"><text:span text:style-name="Internet_20_link"><text:span text:style-name="T4">https://www.cs.york.ac.uk/rts/books/CRTJbook.html</text:span></text:span></text:a><text:span text:style-name="T3"> </text:span></text:p>
        </text:list-item>
        <text:list-item>
          <text:h text:style-name="P23" text:outline-level="1">Concurrent and Real-Time Programming in Java by Andy Wellings read this book after college reopens.</text:h>
        </text:list-item>
        <text:list-item>
          <text:p text:style-name="P21"><text:a xlink:type="simple" xlink:href="https://developer.ibm.com/javasdk/downloads/" text:style-name="ListLabel_20_28" text:visited-style-name="ListLabel_20_28"><text:span text:style-name="Internet_20_link"><text:span text:style-name="T4">https://developer.ibm.com/javasdk/downloads/</text:span></text:span></text:a></text:p>
        </text:list-item>
        <text:list-item>
          <text:p text:style-name="P21"><text:a xlink:type="simple" xlink:href="http://www.denizoguz.com/2009/10/28/preparing-for-real-time-java-development/" text:style-name="ListLabel_20_28" text:visited-style-name="ListLabel_20_28"><text:span text:style-name="Internet_20_link"><text:span text:style-name="T4">http://www.denizoguz.com/2009/10/28/preparing-for-real-time-java-development/</text:span></text:span></text:a></text:p>
        </text:list-item>
        <text:list-item>
          <text:p text:style-name="P21"><text:a xlink:type="simple" xlink:href="https://www.ptc.com/en/products/developer-tools/perc" text:style-name="ListLabel_20_28" text:visited-style-name="ListLabel_20_28"><text:span text:style-name="Internet_20_link"><text:span text:style-name="T4">https://www.ptc.com/en/products/developer-tools/perc</text:span></text:span></text:a><text:bookmark text:name="_GoBack"/></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ＭＳ 明朝" style:font-size-asian="11pt" style:language-asian="ja" style:country-asian="JP"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ＭＳ 明朝"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ListLabel_20_1" style:display-name="ListLabel 1" style:family="text">
      <style:text-properties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size="12pt" style:font-size-asian="12pt" style:font-name-complex="Calibri1" style:font-family-complex="Calibri" style:font-family-generic-complex="system" style:font-pitch-complex="variable" style:font-size-complex="12pt"/>
    </style:style>
    <style:style style:name="ListLabel_20_26" style:display-name="ListLabel 26" style:family="text"/>
    <style:style style:name="ListLabel_20_27" style:display-name="ListLabel 27" style:family="text">
      <style:text-properties fo:font-size="12pt" style:font-size-asian="12pt" style:font-size-complex="12pt"/>
    </style:style>
    <style:style style:name="ListLabel_20_28" style:display-name="ListLabel 28" style:family="text">
      <style:text-properties fo:font-size="12pt" style:text-underline-style="none"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meta:initial-creator>
    <meta:editing-cycles>54</meta:editing-cycles>
    <meta:creation-date>2020-04-18T09:17:00</meta:creation-date>
    <dc:date>2020-04-20T12:15:41.721658290</dc:date>
    <meta:editing-duration>PT12H9M59S</meta:editing-duration>
    <meta:generator>LibreOffice/6.0.7.3$Linux_X86_64 LibreOffice_project/00m0$Build-3</meta:generator>
    <meta:document-statistic meta:table-count="1" meta:image-count="0" meta:object-count="0" meta:page-count="3" meta:paragraph-count="80" meta:word-count="372" meta:character-count="3103" meta:non-whitespace-character-count="2820"/>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